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39220"/>
    </style:style>
    <style:style style:name="P3" style:family="paragraph" style:parent-style-name="Standard">
      <style:text-properties officeooo:paragraph-rsid="00154602"/>
    </style:style>
    <style:style style:name="T1" style:family="text">
      <style:text-properties officeooo:rsid="00128130"/>
    </style:style>
    <style:style style:name="T2" style:family="text">
      <style:text-properties officeooo:rsid="00137787"/>
    </style:style>
    <style:style style:name="T3" style:family="text">
      <style:text-properties officeooo:rsid="00139220"/>
    </style:style>
    <style:style style:name="T4" style:family="text">
      <style:text-properties officeooo:rsid="0014accd"/>
    </style:style>
    <style:style style:name="T5" style:family="text">
      <style:text-properties officeooo:rsid="00154602"/>
    </style:style>
    <style:style style:name="T6" style:family="text">
      <style:text-properties officeooo:rsid="00156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 Let's make Tetris!</text:p>
      <text:p text:style-name="Standard"/>
      <text:p text:style-name="Standard">So before we get started with the coding part, let me show you what w’ll be building.</text:p>
      <text:p text:style-name="Standard">This Tetris version is based on the Nintendo Entertainment System Tetris, <text:s/>which was released in 1989 (nineteen eight nine). </text:p>
      <text:p text:style-name="Standard"/>
      <text:p text:style-name="Standard">The game type implemented was the A-TYPE, known as the marathon mode. You start playing until you die without any interruption.</text:p>
      <text:p text:style-name="Standard"/>
      <text:p text:style-name="Standard">As you can see, all the game logic is implemented. We have sounds, music playing, the scoring system is working, the level system is working too. Everything is working well.</text:p>
      <text:p text:style-name="Standard">I will give you more information about the game through the development stage.</text:p>
      <text:p text:style-name="Standard"/>
      <text:p text:style-name="Standard">So, let's begin!</text:p>
      <text:p text:style-name="Standard"/>
      <text:p text:style-name="Standard"/>
      <text:p text:style-name="Standard"/>
      <text:p text:style-name="P1">Check dependencies</text:p>
      <text:p text:style-name="Standard"/>
      <text:p text:style-name="Standard"><text:tab/>Video:</text:p>
      <text:p text:style-name="Standard"/>
      <text:p text:style-name="Standard"><text:tab/>sudo apt install build-essential</text:p>
      <text:p text:style-name="Standard"><text:tab/>sudo apt install cmake</text:p>
      <text:p text:style-name="Standard"><text:tab/>sudo apt install libsfml-dev</text:p>
      <text:p text:style-name="Standard"/>
      <text:p text:style-name="Standard"><text:tab/>Audio:</text:p>
      <text:p text:style-name="Standard"><text:tab/><text:tab/></text:p>
      <text:p text:style-name="Standard"><text:tab/>We need to verify if the project dependencies are already installed.</text:p>
      <text:p text:style-name="Standard"><text:tab/>The first one is the build-essential pack. This pack installs the c++ compiler.</text:p>
      <text:p text:style-name="Standard"><text:tab/>The second one is the CMake app, which serves to facilitate the compilation process.</text:p>
      <text:p text:style-name="Standard"><text:tab/>The third one is the SFML game library, which is necessary to create the program Window, the game graphics and, <text:s/>play the game sounds.</text:p>
      <text:p text:style-name="Standard"/>
      <text:p text:style-name="Standard"><text:tab/></text:p>
      <text:p text:style-name="P1">Create project</text:p>
      <text:p text:style-name="Standard"/>
      <text:p text:style-name="Standard"><text:tab/>Audio:</text:p>
      <text:p text:style-name="Standard"><text:tab/></text:p>
      <text:p text:style-name="Standard"><text:tab/>We need to open the vscode and create a new project folder called "nes-tetris",</text:p>
      <text:p text:style-name="Standard"><text:tab/><text:span text:style-name="T1">N</text:span>ow I will create the include folder, <text:span text:style-name="T2">the so</text:span>urce folder and <text:span text:style-name="T2">start to create the main file of our project.</text:span></text:p>
      <text:p text:style-name="Standard"><text:tab/><text:span text:style-name="T2">Now I </text:span><text:span text:style-name="T3">can</text:span><text:span text:style-name="T2"> create the cmake file to compile the project.</text:span></text:p>
      <text:p text:style-name="P2"><text:tab/><text:span text:style-name="T2">I need to set the minimum version requirement </text:span><text:span text:style-name="T3">for the cmake and</text:span></text:p>
      <text:p text:style-name="P2"><text:span text:style-name="T3">give a name to the project.</text:span></text:p>
      <text:p text:style-name="Standard"><text:tab/><text:span text:style-name="T2">I </text:span><text:span text:style-name="T3">need</text:span><text:span text:style-name="T2"> </text:span><text:span text:style-name="T3">set</text:span><text:span text:style-name="T2"> the c++ </text:span><text:span text:style-name="T3">compi</text:span><text:span text:style-name="T4">l</text:span><text:span text:style-name="T3">er </text:span><text:span text:style-name="T2">version.</text:span></text:p>
      <text:p text:style-name="Standard"><text:span text:style-name="T2"><text:tab/>I need to create a list of the files that will be part of the </text:span><text:span text:style-name="T3">project.</text:span></text:p>
      <text:p text:style-name="Standard"><text:tab/><text:span text:style-name="T2">A need to </text:span><text:span text:style-name="T3">tell the </text:span><text:span text:style-name="T2">cmake </text:span><text:span text:style-name="T3">to </text:span><text:span text:style-name="T2">create a executable.</text:span></text:p>
      <text:p text:style-name="Standard"><text:tab/><text:span text:style-name="T2">I need to set the include folder</text:span></text:p>
      <text:p text:style-name="Standard"><text:tab/><text:span text:style-name="T2">and at last a need to link the third party libraries </text:span><text:span text:style-name="T4">to the project.</text:span></text:p>
      <text:p text:style-name="Standard"/>
      <text:p text:style-name="P3"><text:tab/><text:span text:style-name="T5">Now, to compile this project using the cmake plugin that comes with the vscode, </text:span><text:span text:style-name="T6">it’</text:span><text:span text:style-name="T5">s necessary to reopen the project. </text:span><text:span text:style-name="T6">That way </text:span><text:span text:style-name="T5">the plugin will recognize </text:span><text:span text:style-name="T6">the new</text:span><text:span text:style-name="T5"> cmake file.</text:span></text:p>
      <text:p text:style-name="P3"><text:soft-page-break/><text:span text:style-name="T5"><text:tab/>That way the plugin will recognize that this project has a cmake file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09:32:09.124335084</meta:creation-date>
    <dc:date>2020-08-24T11:26:24.891658907</dc:date>
    <meta:editing-duration>PT2H36M37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2" meta:paragraph-count="34" meta:word-count="348" meta:character-count="1976" meta:non-whitespace-character-count="1631"/>
  </office:meta>
</office:document-meta>
</file>